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E4000000AB05FF544F8144EABC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6.25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8cm"/>
    </style:style>
    <style:style style:name="P1" style:family="paragraph">
      <style:text-properties fo:color="#ffffff" fo:background-color="#000000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color="#ffffff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3.506cm" svg:x="0.683cm" svg:y="3.433cm" presentation:class="title" presentation:user-transformed="true">
          <draw:text-box>
            <text:p text:style-name="P1"><text:span text:style-name="T1">Reise-Organisation</text:span></text:p>
          </draw:text-box>
        </draw:frame>
        <draw:frame presentation:style-name="pr2" draw:text-style-name="P3" draw:layer="layout" svg:width="25.199cm" svg:height="16.255cm" svg:x="1.4cm" svg:y="0.837cm" presentation:class="subtitle">
          <draw:text-box>
            <text:p text:style-name="P2"/>
            <text:p text:style-name="P2"><text:span text:style-name="T1">Von Finn, Linda und Paula</text:span></text:p>
          </draw:text-box>
        </draw:frame>
        <draw:frame draw:style-name="gr1" draw:text-style-name="P4" draw:layer="layout" svg:width="17cm" svg:height="0.962cm" svg:x="0.8cm" svg:y="20.2cm">
          <draw:text-box>
            <text:p>CC-BY-2.0 Mattes</text:p>
          </draw:text-box>
        </draw:frame>
        <draw:frame draw:style-name="gr2" draw:text-style-name="P4" draw:layer="layout" svg:width="0.502cm" svg:height="0.962cm" svg:x="8.6cm" svg:y="-1.8cm">
          <draw:text-box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Zurechtfinden in neuer Stadt ist schwer</text:p>
              </text:list-item>
              <text:list-item>
                <text:p>Benötigt viel Zeit</text:p>
              </text:list-item>
              <text:list-item>
                <text:p>Diese könnte auch besser genutzt werd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ösu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Website zur Reise-Organisation</text:p>
              </text:list-item>
              <text:list-item>
                <text:p>Bis jetzt: Fahrpläne und Wetterdaten</text:p>
              </text:list-item>
              <text:list-item>
                <text:p>Fehlt noch: Hotels, Muse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chnische Umsetzun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Fahrplan: Open Data der Schweizer Bahn</text:p>
              </text:list-item>
              <text:list-item>
                <text:p>Wetter: Open Data der Open Weather Map</text:p>
              </text:list-item>
              <text:list-item>
                <text:p>Backend in Python von Paula</text:p>
              </text:list-item>
              <text:list-item>
                <text:p>Kommunikation mit dem Backend in Javascript von Finn</text:p>
              </text:list-item>
              <text:list-item>
                <text:p>Website in HTML/CSS von Linda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E4000000AB05FF544F8144EABC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09:27:00.420188559</meta:creation-date>
    <dc:date>2016-11-13T10:13:57.951737240</dc:date>
    <meta:editing-duration>PT6M6S</meta:editing-duration>
    <meta:editing-cycles>1</meta:editing-cycles>
    <meta:document-statistic meta:object-count="39"/>
    <meta:generator>LibreOffice/5.1.4.2$Linux_x86 LibreOffice_project/10m0$Build-2</meta:generator>
  </office:meta>
</office:document-meta>
</file>